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1606a1" officeooo:paragraph-rsid="001606a1"/>
    </style:style>
    <style:style style:name="P2" style:family="paragraph" style:parent-style-name="Preformatted_20_Text">
      <style:text-properties fo:font-size="15pt" officeooo:rsid="001606a1" officeooo:paragraph-rsid="001606a1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1606a1" officeooo:paragraph-rsid="001606a1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803 Hillary Clinton欲終結大量監禁</text:p>
        <text:p text:style-name="P2"/>
        <text:p text:style-name="P2">Hillary Clinton欲終結大量監禁</text:p>
        <text:p text:style-name="P2">Hillary Clinton beh tsiong-kiat tāi-liōng kam-kìm</text:p>
        <text:p text:style-name="P2"/>
        <text:p text:style-name="P2"/>
        <text:p text:style-name="P2">佇美國Baltimore種族暴動當炎的時，</text:p>
        <text:p text:style-name="P2">Tī Bí-kok Baltimore tsíng-tso̍k pō-tōng tng iām ê sî, </text:p>
        <text:p text:style-name="P2"/>
        <text:p text:style-name="P2">爭取民主黨提名參選總統的Hillary Clinton宣示欲「終結大量監禁的時代 」。</text:p>
        <text:p text:style-name="P2">tsing-tshú bîn-tsú-tóng thê-miâ tsham-suán tsóng-thóng ê Hillary Clinton suan-sī beh “tsiong-kiat tāi-liōng kam-kìm ê sî-tāi”. </text:p>
        <text:p text:style-name="P2"/>
        <text:p text:style-name="P2">美國20外年來刑事政策過度依賴監獄，</text:p>
        <text:p text:style-name="P2">Bí-kok 20 guā nî lâi hîng-sū tsìng-tshik kuè-tōo i-nāi kann-ga̍k, </text:p>
        <text:p text:style-name="P2"/>
        <text:p text:style-name="P2">後果尤其不利烏人。</text:p>
        <text:p text:style-name="P2">hiō-kó iû-kî put-lī oo-lâng.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>Clinton想欲共這个政策反輾轉，</text:p>
        <text:p text:style-name="P2"><text:s/>Clinton siūnn beh kā tsit ê tsìng-tshik píng-liàn-tńg, </text:p>
        <text:p text:style-name="P2"/>
        <text:p text:style-name="P2">行向佮影響真值得關注。</text:p>
        <text:p text:style-name="P2">kiânn hiòng kah íng-hióng tsin ta̍t-tit kuan-tsù.</text:p>
        <text:p text:style-name="P2"/>
        <text:p text:style-name="P2"/>
        <text:p text:style-name="P2"/>
        <text:p text:style-name="P2"/>
        <text:p text:style-name="P2">大量監禁，</text:p>
        <text:p text:style-name="P2">Tāi-liōng kam-kìm, </text:p>
        <text:p text:style-name="P2"/>
        <text:p text:style-name="P2">是一个真特殊的美國現象。</text:p>
        <text:p text:style-name="P2">sī tsi̍t ê tsin ti̍k-sû ê Bí-kok hiān-siōng. </text:p>
        <text:p text:style-name="P2"/>
        <text:p text:style-name="P2">有偌恐怖？</text:p>
        <text:p text:style-name="P2">Ū guā khióng-pòo? </text:p>
        <text:p text:style-name="P2"/>
        <text:p text:style-name="P2">就親像Clinton 4月29佇紐約的Columbia大學這場演說講的，</text:p>
        <text:p text:style-name="P2">Tō tshin-tshiūnn Clinton 4 gue̍h 29 tī Niú-iok ê Columbia tāi-ha̍k tsit tiûnn ián-suat kóng --ê, </text:p>
        <text:p text:style-name="P2"/>
        <text:p text:style-name="P2">全美國有超過200萬人佇咧關。</text:p>
        <text:p text:style-name="P2">tsuân Bí-kok ū tshiau-kuè 200 bān lâng tī-leh kuainn.</text:p>
        <text:p text:style-name="P2"/>
        <text:p text:style-name="P2"/>
        <text:p text:style-name="P2"/>
        <text:p text:style-name="P2"/>
        <text:p text:style-name="P2"/>
        <text:p text:style-name="P3">1/3的烏人男性，</text:p>
        <text:p text:style-name="P2">1/3 ê oo-lâng lâm-sìng, </text:p>
        <text:p text:style-name="P2"/>
        <text:p text:style-name="P2">一生中會入櫳仔至少一擺。</text:p>
        <text:p text:style-name="P2">it-sing tiong ē ji̍p lông-á tsì-tsió tsi̍t pái.</text:p>
        <text:p text:style-name="P2"/>
        <text:p text:style-name="P2"/>
        <text:p text:style-name="P2">美國人口佔全世界無到5%，</text:p>
        <text:p text:style-name="P2">Bí-kok jîn-kháu tsiàm tsuân sè-kài bô kàu 5%, </text:p>
        <text:p text:style-name="P2"/>
        <text:p text:style-name="P2">毋過伊的監獄人口佔全世界監獄人口的25%。</text:p>
        <text:p text:style-name="P2">m̄-koh i ê kann-ga̍k jîn-kháu tsiàm tsuân sè-kài kann-ga̍k jîn-kháu ê 25%.</text:p>
        <text:p text:style-name="P2"/>
        <text:p text:style-name="P2"/>
        <text:p text:style-name="P2"/>
        <text:p text:style-name="P2">這造成的，</text:p>
        <text:p text:style-name="P2">Tse tsō-sîng --ê, </text:p>
        <text:p text:style-name="P2"/>
        <text:p text:style-name="P2">毋但是監獄傷𤲍、費用傷懸、管理困難爾爾。</text:p>
        <text:p text:style-name="P2">m̄-nā sī kann-ga̍k siunn kheh, huì-iōng siunn kuân, kuán-lí khùn-lân niā-niā. </text:p>
        <text:p text:style-name="P2"/>
        <text:p text:style-name="P2">遮濟人去關，</text:p>
        <text:p text:style-name="P2">Tsiah tsē lâng khì kuainn, </text:p>
        <text:p text:style-name="P2"/>
        <text:p text:style-name="P2">對in厝內的衝擊是啥款？</text:p>
        <text:p text:style-name="P2">tuì in tshù-lāi ê tshiong-kik sī siánn-khuán? </text:p>
        <text:p text:style-name="P2"/>
        <text:p text:style-name="P2">in中斷的人生欲按怎？</text:p>
        <text:p text:style-name="P2">In tiong-tuān ê jîn-sing beh án-tsuánn? </text:p>
        <text:p text:style-name="P2"/>
        <text:p text:style-name="P2">Clinton講，</text:p>
        <text:p text:style-name="P2">Clinton kóng, </text:p>
        <text:p text:style-name="P2"/>
        <text:p text:style-name="P2">囚犯內底真大部分只是犯輕罪的，</text:p>
        <text:p text:style-name="P2">siû-huān lāi-té tsin tuā-pōo-hūn tsí-sī huān khin-tsuē --ê, </text:p>
        <text:p text:style-name="P2"/>
        <text:p text:style-name="P2">「共in關起來，無啥會降低犯罪，顛倒真會拆散家庭和社區」。</text:p>
        <text:p text:style-name="P2">“kā in kuainn --khí-lâi, bô siánn ē kàng-kē huān-tsuē, tian-tò tsin ē thiah-suànn ka-tîng hām siā-khu”.</text:p>
        <text:p text:style-name="P2"/>
        <text:p text:style-name="P2"/>
        <text:p text:style-name="P2"/>
        <text:p text:style-name="P2"/>
        <text:p text:style-name="P2">閣加上因為規个體系的偏見，</text:p>
        <text:p text:style-name="P2">Koh ka-siōng in-uī kui-ê thé-hē ê phian-kiàn, </text:p>
        <text:p text:style-name="P2"/>
        <text:p text:style-name="P2">烏人坐監的機會遠遠比白人較大、刑期較長。</text:p>
        <text:p text:style-name="P2">oo-lâng tsē-kann ê ki-huē uán-uán pí pe̍h-lâng khah tuā, hîng-kî khah tn̂g.</text:p>
        <text:p text:style-name="P2"/>
        <text:p text:style-name="P2"/>
        <text:p text:style-name="P2"/>
        <text:p text:style-name="P2"/>
        <text:p text:style-name="P2"/>
        <text:p text:style-name="P3">遮的問題毋是新聞，</text:p>
        <text:p text:style-name="P2">Tsia-ê būn-tê m̄ sī sin-bûn, </text:p>
        <text:p text:style-name="P2"/>
        <text:p text:style-name="P2">專家學者佇十幾年前就捌警告過矣，</text:p>
        <text:p text:style-name="P2">tsuan-ka ha̍k-tsiá tī tsa̍p kuí nî tsîng tō bat kíng-kò--kuè --ah, </text:p>
        <text:p text:style-name="P2"/>
        <text:p text:style-name="P2">只是美國跨黨派的政治風向就按呢吹。</text:p>
        <text:p text:style-name="P2">tsí-sī Bí-kok khuà tóng-phài ê tsìng-tī hong-hiòng tsiū-án-ne tshue. </text:p>
        <text:p text:style-name="P2"/>
        <text:p text:style-name="P2">講來，</text:p>
        <text:p text:style-name="P2">Kóng--lâi, </text:p>
        <text:p text:style-name="P2"/>
        <text:p text:style-name="P2">造成大量監禁的關鍵，</text:p>
        <text:p text:style-name="P2">tsō-sîng tāi-liōng kam-kìm ê kuan-kiān, </text:p>
        <text:p text:style-name="P2"/>
        <text:p text:style-name="P2">是1994年的刑事法，</text:p>
        <text:p text:style-name="P2">sī 1994 nî ê hîng-sū huat, </text:p>
        <text:p text:style-name="P2"/>
        <text:p text:style-name="P2">這是Hillary Clinton in翁Bill Clinton做總統的時簽署的；</text:p>
        <text:p text:style-name="P2">tse sī Hillary Clinton in ang Bill Clinton tsò tsóng-thóng ê sî tshiam-sú --ê; </text:p>
        <text:p text:style-name="P2"/>
        <text:p text:style-name="P2">主導擬定的，</text:p>
        <text:p text:style-name="P2">tsú-tō gí-tīng --ê, </text:p>
        <text:p text:style-name="P2"/>
        <text:p text:style-name="P2">是彼陣的參議員、現任的副總統 Joe Biden。</text:p>
        <text:p text:style-name="P2">sī hit-tsūn ê tsham-gī-uân, hiān-jīm ê hù-tsóng-thóng Jue Biden.</text:p>
        <text:p text:style-name="P2"/>
        <text:p text:style-name="P2"/>
        <text:p text:style-name="P2">Hillary Clinton佇這時陣做這个宣示，</text:p>
        <text:p text:style-name="P2">Hillary Clinton tī tsit sî-tsūn tsò tsit ê suan-sī, </text:p>
        <text:p text:style-name="P2"/>
        <text:p text:style-name="P2">Slate新聞網站的評論家Jamelle Bouie認為真有時代意義，</text:p>
        <text:p text:style-name="P2">Slate sin-bûn bāng-tsām ê phîng-lūn-ka Jamelle Bouie jīn-uî tsin ū sî-tāi ì-gī, </text:p>
        <text:p text:style-name="P2"/>
        <text:p text:style-name="P2">尤其Clinton共終結大量監禁連結著更闊的社會不平等問題，</text:p>
        <text:p text:style-name="P2">iû-kî Clinton kā tsiong-kiat tāi-liōng kam-kìm liân-kiat-tio̍h kìng khuah ê siā-huē put pîng-tíng būn-tê, </text:p>
        <text:p text:style-name="P2"/>
        <text:p text:style-name="P2">佮警察改革，</text:p>
        <text:p text:style-name="P2">kah kíng-tshat kái-kik, </text:p>
        <text:p text:style-name="P2"/>
        <text:p text:style-name="P2">包括主張警察出勤的時，</text:p>
        <text:p text:style-name="P2">pau-kuat tsú-tiunn kíng-tshat tshut-khîn ê sî, </text:p>
        <text:p text:style-name="P2"/>
        <text:p text:style-name="P2">身軀著安攝影機，</text:p>
        <text:p text:style-name="P2">sin-khu tio̍h an liap-iánn ki, </text:p>
        <text:p text:style-name="P2"/>
        <text:p text:style-name="P2">記錄in佮執法對象的互動，</text:p>
        <text:p text:style-name="P2">kì-lo̍k in kah tsip-huat tuì-siōng ê hōo-tōng, </text:p>
        <text:p text:style-name="P2"/>
        <text:p text:style-name="P2">這是人權團體一再要求的。</text:p>
        <text:p text:style-name="P2">tse sī jîn-khuân thuân-thé it-tsài iau-kiû --ê.</text:p>
        <text:p text:style-name="P2"><text:soft-page-break/>若是以政治利害的觀點，</text:p>
        <text:p text:style-name="P2">Nā-sī í tsìng-tī lī-hāi ê kuan-tiám, </text:p>
        <text:p text:style-name="P2"/>
        <text:p text:style-name="P2">Bouie分析，</text:p>
        <text:p text:style-name="P2">Bouie hun-sik, </text:p>
        <text:p text:style-name="P2"/>
        <text:p text:style-name="P2">這表示Clinton這馬更加需要烏人選票、需要Barack Obama總統的支持者。</text:p>
        <text:p text:style-name="P2">tse piáu-sī Clinton tsit-má kìng-ka su-iàu oo-lâng suán-phiò, su-iàu Barack Obama tsóng-thóng ê tsi-tshî-tsiá.</text:p>
        <text:p text:style-name="P2"/>
        <text:p text:style-name="P2"/>
        <text:p text:style-name="P2"/>
        <text:p text:style-name="P2"/>
        <text:p text:style-name="P2">毋過真正重要的，</text:p>
        <text:p text:style-name="P2">M̄-koh tsin-tsiànn tiōng-iàu --ê, </text:p>
        <text:p text:style-name="P2"/>
        <text:p text:style-name="P2">照Bouie講，</text:p>
        <text:p text:style-name="P2">tsiàu Bouie kóng, 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是預料會予民主黨提名的Hillary Clinton已經共警察改革寫入政治議程，</text:p>
        <text:p text:style-name="P2">sī ī-liāu ē hōo bîn-tsú-tóng thê-miâ ê Hillary Clinton í-king kā kíng-tshat kái-kik siá-ji̍p tsìng-tī gī-tîng, </text:p>
        <text:p text:style-name="P2"/>
        <text:p text:style-name="P2">這是一个有力的信號，</text:p>
        <text:p text:style-name="P2">tse sī tsi̍t ê ū-la̍t ê sìn-hō, </text:p>
        <text:p text:style-name="P2"/>
        <text:p text:style-name="P2">會發動伊的政治盟友來跟綴伊的領導。</text:p>
        <text:p text:style-name="P2">ē huat-tōng i ê tsìng-tī bîng-iú lâi kin-tuè i ê líng-tō. </text:p>
        <text:p text:style-name="P2"/>
        <text:p text:style-name="P2">伊若是當選，</text:p>
        <text:p text:style-name="P2">I nā-sī tòng-suán, </text:p>
        <text:p text:style-name="P2"/>
        <text:p text:style-name="P2">嘛會被要求實現承諾。</text:p>
        <text:p text:style-name="P2">mā ē pī iau-kiû si̍t-hiān sîng-lo̍k. </text:p>
        <text:p text:style-name="P2"/>
        <text:p text:style-name="P2">對警察改革來講，</text:p>
        <text:p text:style-name="P2">Tuì kíng-tshat kái-kik lâi kóng, </text:p>
        <text:p text:style-name="P2"/>
        <text:p text:style-name="P2">這已經是一个勝利。</text:p>
        <text:p text:style-name="P2">tse í-king sī tsi̍t ê sìng-lī.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06a1" officeooo:paragraph-rsid="001606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3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13:41.514881581</dc:date>
    <meta:editing-duration>PT2M4S</meta:editing-duration>
    <meta:editing-cycles>1</meta:editing-cycles>
    <meta:document-statistic meta:table-count="0" meta:image-count="0" meta:object-count="0" meta:page-count="4" meta:paragraph-count="112" meta:word-count="1123" meta:character-count="3601" meta:non-whitespace-character-count="3183"/>
    <meta:generator>LibreOffice/5.1.6.2$Linux_X86_64 LibreOffice_project/10m0$Build-2</meta:generator>
  </office:meta>
</office:document-meta>
</file>